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5772889455758540" text:style-name="L1">
        <text:list-item>
          <text:p text:style-name="P1">header</text:p>
          <text:list>
            <text:list-item>
              <text:p text:style-name="P1">logo</text:p>
            </text:list-item>
            <text:list-item>
              <text:p text:style-name="P1">nav</text:p>
            </text:list-item>
            <text:list-item>
              <text:p text:style-name="P1">text </text:p>
            </text:list-item>
            <text:list-item>
              <text:p text:style-name="P1">image</text:p>
            </text:list-item>
          </text:list>
        </text:list-item>
      </text:list>
      <text:p text:style-name="Standard"/>
      <text:list xml:id="list8631239519775288757" text:style-name="L2">
        <text:list-item>
          <text:p text:style-name="P2">content</text:p>
          <text:list>
            <text:list-item>
              <text:p text:style-name="P2">signup </text:p>
              <text:list>
                <text:list-item>
                  <text:p text:style-name="P2">headline</text:p>
                </text:list-item>
                <text:list-item>
                  <text:p text:style-name="P2">paragraph</text:p>
                </text:list-item>
                <text:list-item>
                  <text:p text:style-name="P2">headline</text:p>
                </text:list-item>
                <text:list-item>
                  <text:p text:style-name="P2">email field </text:p>
                </text:list-item>
                <text:list-item>
                  <text:p text:style-name="P2">submit button</text:p>
                </text:list-item>
              </text:list>
            </text:list-item>
          </text:list>
        </text:list-item>
      </text:list>
      <text:list xml:id="list7144806188099045152" text:style-name="L3">
        <text:list-item>
          <text:list>
            <text:list-item>
              <text:p text:style-name="P3">info</text:p>
            </text:list-item>
          </text:list>
        </text:list-item>
      </text:list>
      <text:list xml:id="list40648492" text:continue-list="list8631239519775288757" text:style-name="L2">
        <text:list-item>
          <text:list>
            <text:list-item>
              <text:list>
                <text:list-item>
                  <text:p text:style-name="P2">header</text:p>
                </text:list-item>
                <text:list-item>
                  <text:p text:style-name="P2">6 icon and text groups</text:p>
                </text:list-item>
              </text:list>
            </text:list-item>
            <text:list-item>
              <text:p text:style-name="P2">better team</text:p>
              <text:list>
                <text:list-item>
                  <text:p text:style-name="P2">header</text:p>
                </text:list-item>
                <text:list-item>
                  <text:p text:style-name="P2">image</text:p>
                </text:list-item>
                <text:list-item>
                  <text:p text:style-name="P2">header</text:p>
                </text:list-item>
                <text:list-item>
                  <text:p text:style-name="P2">paragraph<text:tab/></text:p>
                </text:list-item>
              </text:list>
            </text:list-item>
          </text:list>
        </text:list-item>
      </text:list>
      <text:list xml:id="list2503720255512936771" text:style-name="L4">
        <text:list-item>
          <text:list>
            <text:list-item>
              <text:p text:style-name="P4">footer</text:p>
              <text:list>
                <text:list-item>
                  <text:p text:style-name="P4">contact<text:tab/></text:p>
                  <text:list>
                    <text:list-item>
                      <text:p text:style-name="P4">header</text:p>
                    </text:list-item>
                    <text:list-item>
                      <text:p text:style-name="P4">contact info </text:p>
                    </text:list-item>
                  </text:list>
                </text:list-item>
                <text:list-item>
                  <text:p text:style-name="P4">social </text:p>
                  <text:list>
                    <text:list-item>
                      <text:p text:style-name="P4">header</text:p>
                    </text:list-item>
                    <text:list-item>
                      <text:p text:style-name="P4">nav social </text:p>
                    </text:list-item>
                  </text:list>
                </text:list-item>
                <text:list-item>
                  <text:p text:style-name="P4">copyright</text:p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sh b</meta:initial-creator>
    <meta:creation-date>2021-11-08T20:20:37.58</meta:creation-date>
    <meta:document-statistic meta:table-count="0" meta:image-count="0" meta:object-count="0" meta:page-count="1" meta:paragraph-count="28" meta:word-count="65" meta:character-count="251"/>
    <dc:date>2021-11-08T20:41:33.48</dc:date>
    <dc:creator>kesh b</dc:creator>
    <meta:editing-duration>PT5M45S</meta:editing-duration>
    <meta:editing-cycles>1</meta:editing-cycles>
    <meta:generator>OpenOffice/4.1.10$Win32 OpenOffice.org_project/4110m2$Build-9807</meta:generator>
  </office:meta>
</office:document-meta>
</file>